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c2715" officeooo:paragraph-rsid="000c2715" style:font-size-asian="14pt" style:font-weight-asian="bold" style:font-size-complex="14pt" style:font-weight-complex="bold"/>
    </style:style>
    <style:style style:name="P2" style:family="paragraph" style:parent-style-name="Standard">
      <style:text-properties fo:font-size="12pt" fo:font-weight="normal" officeooo:rsid="000c2715" officeooo:paragraph-rsid="000c2715" style:font-size-asian="10.5pt" style:font-weight-asian="normal" style:font-size-complex="12pt" style:font-weight-complex="normal"/>
    </style:style>
    <style:style style:name="P3" style:family="paragraph" style:parent-style-name="Standard">
      <style:text-properties fo:font-size="12pt" fo:font-weight="normal" officeooo:rsid="000cba4a" officeooo:paragraph-rsid="000cba4a" style:font-size-asian="10.5pt" style:font-weight-asian="normal" style:font-size-complex="12pt" style:font-weight-complex="normal"/>
    </style:style>
    <style:style style:name="T1" style:family="text">
      <style:text-properties officeooo:rsid="000cba4a"/>
    </style:style>
    <style:style style:name="T2" style:family="text">
      <style:text-properties officeooo:rsid="000cd6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text:p>
      <text:p text:style-name="P1"/>
      <text:p text:style-name="P2">En el presente trabajo vamos <text:s/>a exponer sobre <text:span text:style-name="T1">un fenómeno que cualquier</text:span> persona a cualquier edad <text:span text:style-name="T1">puede experimentar como lo es buscar una salida a sus problemas con el consumo de drogas, problemas</text:span>, ya sea<text:span text:style-name="T1">n</text:span> tan simple<text:span text:style-name="T1">s</text:span> como el aburrimiento o más complejo como un trauma o trastorno mental. Vamos a estudiar sus causas, el porqué de las acciones de los individuos que eligen consumirlas para encontrar una salida a alguna situación en la que se encuentran, el porqué <text:span text:style-name="T1">son tan adictivas, los tipos de drogas que existen y las más consumidas. También estudiaremos lo que pasa en nuestro cerebro al consumirlas, sus consecuencias en distintas áreas de la vida del individuo como su salud, su economía, su entorno académico y entorno social. Haremos especial énfasis en esta última, pues hablaremos de cómo las relaciones sociales influyen en la decisión de consumir o no drogas, y también como las relaciones son afectadas por tal acto.</text:span></text:p>
      <text:p text:style-name="P2"/>
      <text:p text:style-name="P3">El consumo compulsivo de drogas trae problemas mas allá del momento de placer que generan, las personas jóvenes son los que se vuelven con frecuencia adictos a esta sustancia, debido a esto, su entorno y sus vidas cambian más para mal que para bien. Es por eso que este trabajo de investigación pretende mostrar con detalle las causas y consecuencias fácilmente identificables, mostrar estadísticas de la situación de nuestro país, reunir todo el material necesario cuidadosamente seleccionado y analizado para la correcta adquisición del conocimiento que aquí se expone <text:span text:style-name="T2">y dejar en claro las problemáticas traídas por el consumo de drogas. Una de esas problemáticas es el deterioro de las relaciones personales e interpersonales de los individuos que las consumen. Estos individuos no pueden desarrollar una vida normal debido a que su atención está puesta en las drogas, debido a esto, los problemas del momento como lo son la falta de atención, interés, falta de auto control emocional se vuelven problemas mas grandes y complejos en el futuro, provocando que si estas personas no son tratadas a tiempo o no dejan su adicción, estas terminarán muy perjudicad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SV"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3T15:03:40.707835666</meta:creation-date>
    <dc:date>2022-09-03T15:41:45.058909910</dc:date>
    <meta:editing-duration>PT12M13S</meta:editing-duration>
    <meta:editing-cycles>1</meta:editing-cycles>
    <meta:document-statistic meta:table-count="0" meta:image-count="0" meta:object-count="0" meta:page-count="1" meta:paragraph-count="3" meta:word-count="343" meta:character-count="2106" meta:non-whitespace-character-count="1765"/>
    <meta:generator>LibreOffice/7.0.4.2$Linux_X86_64 LibreOffice_project/00$Build-2</meta:generator>
  </office:meta>
</office:document-meta>
</file>